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ina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894</text:p>
      <text:p text:style-name="P5">Month<text:tab/><text:tab/><text:tab/><text:tab/><text:tab/><text:tab/>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Sunday Morning/</text:p>
      <text:p text:style-name="P2">My dear Father,/ </text:p>
      <text:p text:style-name="P2"><text:tab/>Your letter en-/closing the check came to/ hand yesterday afternoon./ <text:s/>I am glad that you approve/ of what has been done, and I/ trust it will turn out well./ <text:s/>We had note from L. yesterday/ stating his arrival. <text:s/>I earnestly/ hope that he will soon find/ work, and have his affairs/ fully settled. <text:s/>As I told/ you before his account/ stood thus--/</text:p>
      <text:p text:style-name="P2"/>
      <text:p text:style-name="P2">[Page 2]</text:p>
      <text:p text:style-name="P2">Debts in Kansas city &amp;c 177.65/</text:p>
      <text:p text:style-name="P2">note to Johnson 105/</text:p>
      <text:p text:style-name="P2">money he rec'd from/</text:p>
      <text:p text:style-name="P2">you in Chicago 42./</text:p>
      <text:p text:style-name="P2">money I disbursed for/ </text:p>
      <text:p text:style-name="P2"><text:soft-page-break/>him, which you sent/ </text:p>
      <text:p text:style-name="P2">me (I paid his debts/</text:p>
      <text:p text:style-name="P2">elsewhere, bought clothes/</text:p>
      <text:p text:style-name="P2">tickets &amp;c--100/</text:p>
      <text:p text:style-name="P2">424 65/</text:p>
      <text:p text:style-name="P2">owed to Mr. Simms 70/</text:p>
      <text:p text:style-name="P2">494 65/</text:p>
      <text:p text:style-name="P2">I will therefore send him/ the balance from $500/ $5.35 when he needs/ it. <text:s/>He had about/</text:p>
      <text:p text:style-name="P2"/>
      <text:p text:style-name="P2">[Page 3]</text:p>
      <text:p text:style-name="P2">$22 left out of the $100 to pay his/ way for two or three weeks. <text:s/>Now/ what you should have sent was $358/ 500--given him 142=358 what you did send/ was $385. <text:s/>Manuel will send to you/ the balance $27 together with the note/ and the will. <text:s/>I feel much disturbed/ to know that you are sick, and I do feel/ that you might give me the comfort of feeling/ that you take reasonable care of yourself./</text:p>
      <text:p text:style-name="P2"/>
      <text:p text:style-name="P2">[Page 4]</text:p>
      <text:p text:style-name="P2">The weather is fine; the/ Harpmans dine with/ us to-day, and there/ is nothing new./</text:p>
      <text:p text:style-name="P2"><text:tab/>Hoping that you/ are better, I am with/ much love/ Your Nina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4:19:37.30</meta:creation-date>
    <meta:document-statistic meta:table-count="0" meta:image-count="0" meta:object-count="0" meta:page-count="3" meta:paragraph-count="83" meta:word-count="402" meta:character-count="2501"/>
    <dc:date>2011-12-21T14:32:11.94</dc:date>
    <dc:creator>Penn Libraries</dc:creator>
    <meta:editing-duration>PT00H12M34S</meta:editing-duration>
    <meta:editing-cycles>1</meta:editing-cycles>
    <meta:generator>OpenOffice.org/3.2$Win32 OpenOffice.org_project/320m12$Build-9483</meta:generator>
  </office:meta>
</office:document-meta>
</file>